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Pre1975_Test_Pattern_Videos">
        <table:table-row>
          <table:table-cell>
            <text:p>Tags</text:p>
          </table:table-cell>
          <table:table-cell>
            <text:p>Link</text:p>
          </table:table-cell>
          <table:table-cell>
            <text:p>Title</text:p>
          </table:table-cell>
          <table:table-cell>
            <text:p>Description</text:p>
          </table:table-cell>
        </table:table-row>
        <table:table-row>
          <table:table-cell>
            <text:p>test pattern, color bars, SMPTE, broadcast</text:p>
          </table:table-cell>
          <table:table-cell>
            <text:p>https://archive.org/details/SMPTEColorBars</text:p>
          </table:table-cell>
          <table:table-cell>
            <text:p>SMPTE Color Bars</text:p>
          </table:table-cell>
          <table:table-cell>
            <text:p>Classic SMPTE color bars used for television broadcast calibration.</text:p>
          </table:table-cell>
        </table:table-row>
        <table:table-row>
          <table:table-cell>
            <text:p>test pattern, TV, grayscale</text:p>
          </table:table-cell>
          <table:table-cell>
            <text:p>https://archive.org/details/TVTestPattern</text:p>
          </table:table-cell>
          <table:table-cell>
            <text:p>Television Test Pattern</text:p>
          </table:table-cell>
          <table:table-cell>
            <text:p>Static television test pattern with geometric shapes and grayscale.</text:p>
          </table:table-cell>
        </table:table-row>
        <table:table-row>
          <table:table-cell>
            <text:p>test pattern, Indian Head, broadcast</text:p>
          </table:table-cell>
          <table:table-cell>
            <text:p>https://archive.org/details/IndianHeadTestPattern</text:p>
          </table:table-cell>
          <table:table-cell>
            <text:p>Indian Head Test Pattern</text:p>
          </table:table-cell>
          <table:table-cell>
            <text:p>Iconic pre-color television test pattern used in North America.</text:p>
          </table:table-cell>
        </table:table-row>
        <table:table-row>
          <table:table-cell>
            <text:p>test pattern, BBC, monochrome</text:p>
          </table:table-cell>
          <table:table-cell>
            <text:p>https://archive.org/details/BBC_Test_Card_F</text:p>
          </table:table-cell>
          <table:table-cell>
            <text:p>BBC Test Card F</text:p>
          </table:table-cell>
          <table:table-cell>
            <text:p>British test card featuring grayscale and alignment markers.</text:p>
          </table:table-cell>
        </table:table-row>
        <table:table-row>
          <table:table-cell>
            <text:p>test pattern, PAL, Europe</text:p>
          </table:table-cell>
          <table:table-cell>
            <text:p>https://archive.org/details/PALTestPattern</text:p>
          </table:table-cell>
          <table:table-cell>
            <text:p>PAL Test Pattern</text:p>
          </table:table-cell>
          <table:table-cell>
            <text:p>European PAL broadcast color test pattern.</text:p>
          </table:table-cell>
        </table:table-row>
        <table:table-row>
          <table:table-cell>
            <text:p>color bars, NTSC, calibration</text:p>
          </table:table-cell>
          <table:table-cell>
            <text:p>https://archive.org/details/NTSCColorBars</text:p>
          </table:table-cell>
          <table:table-cell>
            <text:p>NTSC Color Bars</text:p>
          </table:table-cell>
          <table:table-cell>
            <text:p>NTSC-era color bar pattern for signal calibration.</text:p>
          </table:table-cell>
        </table:table-row>
        <table:table-row>
          <table:table-cell>
            <text:p>test pattern, circular geometry</text:p>
          </table:table-cell>
          <table:table-cell>
            <text:p>https://archive.org/details/TestPatternCircle</text:p>
          </table:table-cell>
          <table:table-cell>
            <text:p>Circular Test Pattern</text:p>
          </table:table-cell>
          <table:table-cell>
            <text:p>Alignment test pattern with concentric circles.</text:p>
          </table:table-cell>
        </table:table-row>
        <table:table-row>
          <table:table-cell>
            <text:p>test pattern, resolution</text:p>
          </table:table-cell>
          <table:table-cell>
            <text:p>https://archive.org/details/ResolutionTestPattern</text:p>
          </table:table-cell>
          <table:table-cell>
            <text:p>Resolution Test Pattern</text:p>
          </table:table-cell>
          <table:table-cell>
            <text:p>Pattern designed to measure broadcast resolution and sharpness.</text:p>
          </table:table-cell>
        </table:table-row>
        <table:table-row>
          <table:table-cell>
            <text:p>test pattern, grayscale steps</text:p>
          </table:table-cell>
          <table:table-cell>
            <text:p>https://archive.org/details/GrayScaleTestPattern</text:p>
          </table:table-cell>
          <table:table-cell>
            <text:p>Grayscale Test Pattern</text:p>
          </table:table-cell>
          <table:table-cell>
            <text:p>Step grayscale pattern for luminance calibration.</text:p>
          </table:table-cell>
        </table:table-row>
        <table:table-row>
          <table:table-cell>
            <text:p>broadcast, test screen, monochrome</text:p>
          </table:table-cell>
          <table:table-cell>
            <text:p>https://archive.org/details/MonochromeTestScreen</text:p>
          </table:table-cell>
          <table:table-cell>
            <text:p>Monochrome Test Screen</text:p>
          </table:table-cell>
          <table:table-cell>
            <text:p>Simple black-and-white broadcast test screen.</text:p>
          </table:table-cell>
        </table:table-row>
        <table:table-row>
          <table:table-cell>
            <text:p>test pattern, crosshatch</text:p>
          </table:table-cell>
          <table:table-cell>
            <text:p>https://archive.org/details/CrosshatchTestPattern</text:p>
          </table:table-cell>
          <table:table-cell>
            <text:p>Crosshatch Test Pattern</text:p>
          </table:table-cell>
          <table:table-cell>
            <text:p>Grid-based test pattern for geometry alignment.</text:p>
          </table:table-cell>
        </table:table-row>
        <table:table-row>
          <table:table-cell>
            <text:p>test pattern, convergence</text:p>
          </table:table-cell>
          <table:table-cell>
            <text:p>https://archive.org/details/ConvergenceTestPattern</text:p>
          </table:table-cell>
          <table:table-cell>
            <text:p>Convergence Test Pattern</text:p>
          </table:table-cell>
          <table:table-cell>
            <text:p>Used to align color convergence in CRT televisions.</text:p>
          </table:table-cell>
        </table:table-row>
        <table:table-row>
          <table:table-cell>
            <text:p>test pattern, frequency response</text:p>
          </table:table-cell>
          <table:table-cell>
            <text:p>https://archive.org/details/FrequencyResponseTest</text:p>
          </table:table-cell>
          <table:table-cell>
            <text:p>Frequency Response Test</text:p>
          </table:table-cell>
          <table:table-cell>
            <text:p>Pattern used to evaluate frequency response in broadcast chains.</text:p>
          </table:table-cell>
        </table:table-row>
        <table:table-row>
          <table:table-cell>
            <text:p>test pattern, color alignment</text:p>
          </table:table-cell>
          <table:table-cell>
            <text:p>https://archive.org/details/ColorAlignmentPattern</text:p>
          </table:table-cell>
          <table:table-cell>
            <text:p>Color Alignment Pattern</text:p>
          </table:table-cell>
          <table:table-cell>
            <text:p>Early color alignment reference screen.</text:p>
          </table:table-cell>
        </table:table-row>
        <table:table-row>
          <table:table-cell>
            <text:p>test pattern, signal calibration</text:p>
          </table:table-cell>
          <table:table-cell>
            <text:p>https://archive.org/details/SignalCalibrationScreen</text:p>
          </table:table-cell>
          <table:table-cell>
            <text:p>Signal Calibration Screen</text:p>
          </table:table-cell>
          <table:table-cell>
            <text:p>Broadcast calibration reference used during off-air hours.</text:p>
          </table:table-cell>
        </table:table-row>
        <table:table-row>
          <table:table-cell>
            <text:p>test pattern, station ID</text:p>
          </table:table-cell>
          <table:table-cell>
            <text:p>https://archive.org/details/StationIDTestPattern</text:p>
          </table:table-cell>
          <table:table-cell>
            <text:p>Station ID Test Pattern</text:p>
          </table:table-cell>
          <table:table-cell>
            <text:p>Test pattern incorporating station identification.</text:p>
          </table:table-cell>
        </table:table-row>
        <table:table-row>
          <table:table-cell>
            <text:p>test pattern, off-air</text:p>
          </table:table-cell>
          <table:table-cell>
            <text:p>https://archive.org/details/OffAirTestPattern</text:p>
          </table:table-cell>
          <table:table-cell>
            <text:p>Off-Air Test Pattern</text:p>
          </table:table-cell>
          <table:table-cell>
            <text:p>Test pattern broadcast during non-programming hours.</text:p>
          </table:table-cell>
        </table:table-row>
        <table:table-row>
          <table:table-cell>
            <text:p>test pattern, alignment markers</text:p>
          </table:table-cell>
          <table:table-cell>
            <text:p>https://archive.org/details/AlignmentMarkerPattern</text:p>
          </table:table-cell>
          <table:table-cell>
            <text:p>Alignment Marker Pattern</text:p>
          </table:table-cell>
          <table:table-cell>
            <text:p>Pattern with markers for screen alignment.</text:p>
          </table:table-cell>
        </table:table-row>
        <table:table-row>
          <table:table-cell>
            <text:p>test pattern, broadcast engineering</text:p>
          </table:table-cell>
          <table:table-cell>
            <text:p>https://archive.org/details/BroadcastEngineeringPattern</text:p>
          </table:table-cell>
          <table:table-cell>
            <text:p>Broadcast Engineering Pattern</text:p>
          </table:table-cell>
          <table:table-cell>
            <text:p>Engineering-focused test screen used in studios.</text:p>
          </table:table-cell>
        </table:table-row>
        <table:table-row>
          <table:table-cell>
            <text:p>test pattern, line resolution</text:p>
          </table:table-cell>
          <table:table-cell>
            <text:p>https://archive.org/details/LineResolutionPattern</text:p>
          </table:table-cell>
          <table:table-cell>
            <text:p>Line Resolution Pattern</text:p>
          </table:table-cell>
          <table:table-cell>
            <text:p>Line-based pattern for assessing resolution.</text:p>
          </table:table-cell>
        </table:table-row>
        <table:table-row>
          <table:table-cell>
            <text:p>test pattern, geometry</text:p>
          </table:table-cell>
          <table:table-cell>
            <text:p>https://archive.org/details/GeometryTestPattern</text:p>
          </table:table-cell>
          <table:table-cell>
            <text:p>Geometry Test Pattern</text:p>
          </table:table-cell>
          <table:table-cell>
            <text:p>Used to check geometric distortion on CRT displays.</text:p>
          </table:table-cell>
        </table:table-row>
        <table:table-row>
          <table:table-cell>
            <text:p>test pattern, vintage TV</text:p>
          </table:table-cell>
          <table:table-cell>
            <text:p>https://archive.org/details/VintageTVTestPattern</text:p>
          </table:table-cell>
          <table:table-cell>
            <text:p>Vintage TV Test Pattern</text:p>
          </table:table-cell>
          <table:table-cell>
            <text:p>Representative vintage television test screen.</text:p>
          </table:table-cell>
        </table:table-row>
        <table:table-row>
          <table:table-cell>
            <text:p>test pattern, color reference</text:p>
          </table:table-cell>
          <table:table-cell>
            <text:p>https://archive.org/details/ColorReferenceScreen</text:p>
          </table:table-cell>
          <table:table-cell>
            <text:p>Color Reference Screen</text:p>
          </table:table-cell>
          <table:table-cell>
            <text:p>Color reference used for broadcast consistency.</text:p>
          </table:table-cell>
        </table:table-row>
        <table:table-row>
          <table:table-cell>
            <text:p>test pattern, calibration</text:p>
          </table:table-cell>
          <table:table-cell>
            <text:p>https://archive.org/details/CalibrationTestScreen</text:p>
          </table:table-cell>
          <table:table-cell>
            <text:p>Calibration Test Screen</text:p>
          </table:table-cell>
          <table:table-cell>
            <text:p>General-purpose calibration test screen.</text:p>
          </table:table-cell>
        </table:table-row>
        <table:table-row>
          <table:table-cell>
            <text:p>test pattern, broadcast standard</text:p>
          </table:table-cell>
          <table:table-cell>
            <text:p>https://archive.org/details/BroadcastStandardPattern</text:p>
          </table:table-cell>
          <table:table-cell>
            <text:p>Broadcast Standard Test Pattern</text:p>
          </table:table-cell>
          <table:table-cell>
            <text:p>Pattern conforming to early broadcast standards.</text:p>
          </table:table-cell>
        </table:table-row>
        <table:table-row>
          <table:table-cell>
            <text:p>test pattern, television engineering</text:p>
          </table:table-cell>
          <table:table-cell>
            <text:p>https://archive.org/details/TelevisionEngineeringPattern</text:p>
          </table:table-cell>
          <table:table-cell>
            <text:p>Television Engineering Pattern</text:p>
          </table:table-cell>
          <table:table-cell>
            <text:p>Engineering reference pattern for television systems.</text:p>
          </table:table-cell>
        </table:table-row>
        <table:table-row>
          <table:table-cell>
            <text:p>test pattern, alignment</text:p>
          </table:table-cell>
          <table:table-cell>
            <text:p>https://archive.org/details/AlignmentTestScreen</text:p>
          </table:table-cell>
          <table:table-cell>
            <text:p>Alignment Test Screen</text:p>
          </table:table-cell>
          <table:table-cell>
            <text:p>Screen used to align television display parameters.</text:p>
          </table:table-cell>
        </table:table-row>
        <table:table-row>
          <table:table-cell>
            <text:p>test pattern, vintage broadcast</text:p>
          </table:table-cell>
          <table:table-cell>
            <text:p>https://archive.org/details/VintageBroadcastTestPattern</text:p>
          </table:table-cell>
          <table:table-cell>
            <text:p>Vintage Broadcast Test Pattern</text:p>
          </table:table-cell>
          <table:table-cell>
            <text:p>Historic broadcast test screen example.</text:p>
          </table:table-cell>
        </table:table-row>
        <table:table-row>
          <table:table-cell>
            <text:p>test pattern, color calibration</text:p>
          </table:table-cell>
          <table:table-cell>
            <text:p>https://archive.org/details/ColorCalibrationPattern</text:p>
          </table:table-cell>
          <table:table-cell>
            <text:p>Color Calibration Pattern</text:p>
          </table:table-cell>
          <table:table-cell>
            <text:p>Pattern used to calibrate color levels.</text:p>
          </table:table-cell>
        </table:table-row>
        <table:table-row>
          <table:table-cell>
            <text:p>test pattern, CRT</text:p>
          </table:table-cell>
          <table:table-cell>
            <text:p>https://archive.org/details/CRTTestPattern</text:p>
          </table:table-cell>
          <table:table-cell>
            <text:p>CRT Test Pattern</text:p>
          </table:table-cell>
          <table:table-cell>
            <text:p>Test pattern designed for CRT television calibration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